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top" draw:auto-grow-height="false" fo:min-height="9.95cm" fo:min-width="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5.75cm" fo:min-width="9.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5.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ffffa6" draw:textarea-horizontal-align="justify" draw:textarea-vertical-align="top" draw:auto-grow-height="false" fo:min-height="3.65cm" fo:min-width="6.7cm"/>
      <style:paragraph-properties style:writing-mode="lr-tb"/>
    </style:style>
    <style:style style:name="gr7" style:family="graphic" style:parent-style-name="standard">
      <style:graphic-properties draw:fill-color="#ffb66c" draw:textarea-horizontal-align="justify" draw:textarea-vertical-align="top" draw:auto-grow-height="false" fo:min-height="5.45cm" fo:min-width="8.1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9.85cm"/>
      <style:paragraph-properties style:writing-mode="lr-tb"/>
    </style:style>
    <style:style style:name="gr10" style:family="graphic" style:parent-style-name="standard">
      <style:graphic-properties draw:fill-color="#dde8cb" draw:textarea-horizontal-align="justify" draw:textarea-vertical-align="top" draw:auto-grow-height="false" fo:min-height="5.25cm" fo:min-width="9.7cm"/>
      <style:paragraph-properties style:writing-mode="lr-tb"/>
    </style:style>
    <style:style style:name="gr11" style:family="graphic" style:parent-style-name="standard">
      <style:graphic-properties draw:fill-color="#77bc65" draw:textarea-horizontal-align="justify" draw:textarea-vertical-align="top" draw:auto-grow-height="false" fo:min-height="7.75cm" fo:min-width="9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paragraph-properties fo:margin-left="0cm" fo:margin-right="0cm" fo:margin-top="0cm" fo:margin-bottom="0cm" fo:line-height="200%" fo:text-align="center" fo:text-indent="0cm"/>
      <style:text-properties style:text-position="0% 100%"/>
    </style:style>
    <style:style style:name="P6" style:family="paragraph">
      <loext:graphic-properties draw:fill="solid"/>
      <style:paragraph-properties fo:margin-left="0cm" fo:margin-right="0cm" fo:margin-top="0cm" fo:margin-bottom="0cm" fo:line-height="200%" fo:text-align="center" fo:text-indent="0cm"/>
      <style:text-properties style:text-position="0% 100%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dde8cb"/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#dde8cb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background-color="#ffffa6" style:font-size-asian="12pt" style:font-size-complex="12pt"/>
    </style:style>
    <style:style style:name="T6" style:family="text">
      <style:text-properties fo:font-size="12pt" fo:background-color="#ffb66c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background-color="#ffb66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4" draw:layer="layout" svg:width="9.7cm" svg:height="10.2cm" svg:x="12.3cm" svg:y="19.9cm">
          <text:p text:style-name="P1"><text:span text:style-name="T1">Udialog ...checkDialog(iface)</text:span></text:p>
          <text:p text:style-name="P2"/>
          <text:p text:style-name="P3"><text:span text:style-name="T2">BaseInterface *m_iface;</text:span></text:p>
          <text:p text:style-name="P3"><text:span text:style-name="T2">update()</text:span></text:p>
          <text:p text:style-name="P3"><text:span text:style-name="T2">{</text:span></text:p>
          <text:p text:style-name="P3"><text:span text:style-name="T2"><text:tab/></text:span><text:span text:style-name="T3">m_iface→getFloats();</text:span></text:p>
          <text:p text:style-name="P3"><text:span text:style-name="T4"><text:tab/></text:span><text:span text:style-name="T3">m_iface→getDiscreets();</text:span></text:p>
          <text:p text:style-name="P3"><text:span text:style-name="T4"><text:tab/></text:span><text:span text:style-name="T3">m_iface→getAlarms();</text:span><text:span text:style-name="T2"><text:line-break/></text:span><text:span text:style-name="T2"><text:tab/></text:span><text:span text:style-name="T2">this-&gt;updateFloats();</text:span></text:p>
          <text:p text:style-name="P3"><text:span text:style-name="T4"><text:tab/></text:span><text:span text:style-name="T2">this-&gt;updateDiscreets();</text:span></text:p>
          <text:p text:style-name="P3"><text:span text:style-name="T4"><text:tab/></text:span><text:span text:style-name="T2">this-&gt;updateAlarms();</text:span></text:p>
          <text:p text:style-name="P3"><text:span text:style-name="T2">}</text:span></text:p>
          <text:p text:style-name="P3"><text:span text:style-name="T2"/></text:p>
          <text:p text:style-name="P3"><text:span text:style-name="T2">updateFloats()</text:span></text:p>
          <text:p text:style-name="P3"><text:span text:style-name="T2">{</text:span></text:p>
          <text:p text:style-name="P3"><text:span text:style-name="T2"><text:tab/></text:span><text:span text:style-name="T5">SignalStruct</text:span><text:span text:style-name="T2"> sig;</text:span></text:p>
          <text:p text:style-name="P3"><text:span text:style-name="T2"><text:tab/></text:span><text:span text:style-name="T6">getSignals(sig);</text:span></text:p>
          <text:p text:style-name="P3"><text:span text:style-name="T2"><text:tab/></text:span><text:span text:style-name="T2">this-&gt;updateFloatsVisible(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cm" svg:height="6cm" svg:x="1.6cm" svg:y="19cm">
          <text:p text:style-name="P2">Module *m_Module</text:p>
          <text:p text:style-name="P3"><text:span text:style-name="T2"/></text:p>
          <text:p text:style-name="P3"><text:span text:style-name="T2">new ...checkDialog(BaseInterface iface);</text:span></text:p>
          <text:p text:style-name="P3"><text:span text:style-name="T4">new ...confDialog</text:span><text:span text:style-name="T2">(BaseInterface iface);</text:span></text:p>
          <text:p text:style-name="P3"><text:span text:style-name="T4">new InfoDialog</text:span><text:span text:style-name="T2">(BaseInterface iface);</text:span></text:p>
          <text:p text:style-name="P3"><text:span text:style-name="T4">new ...startupDialog</text:span><text:span text:style-name="T2">(BaseInterface iface);</text:span></text:p>
          <text:p text:style-name="P3"><text:span text:style-name="T2"/></text:p>
          <text:p text:style-name="P3"><text:span text:style-name="T2">foreach (*Dialog)</text:span></text:p>
          <text:p text:style-name="P3"><text:span text:style-name="T2">{</text:span></text:p>
          <text:p text:style-name="P3"><text:span text:style-name="T2"><text:tab/></text:span><text:span text:style-name="T2">connect (Bda_timer, this-&gt;update()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cm" svg:height="1.3cm" svg:x="3.6cm" svg:y="14.8cm">
          <text:p text:style-name="P2">Coma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5cm" svg:y1="16.1cm" svg:x2="6.5cm" svg:y2="18.9cm">
          <text:p text:style-name="P5"><text:span text:style-name="T7">Bda_timer</text:span></text:p>
        </draw:line>
        <draw:line draw:style-name="gr5" draw:text-style-name="P7" draw:layer="layout" svg:x1="9.6cm" svg:y1="20.5cm" svg:x2="12.3cm" svg:y2="20.5cm">
          <text:p/>
        </draw:line>
        <draw:custom-shape draw:style-name="gr6" draw:text-style-name="P8" draw:layer="layout" svg:width="7.2cm" svg:height="3.9cm" svg:x="1.6cm" svg:y="25.8cm">
          <text:p text:style-name="P2">DataTypes.h</text:p>
          <text:p text:style-name="P2"/>
          <text:p text:style-name="P3"><text:span text:style-name="T2">SignalStruct;</text:span></text:p>
          <text:p text:style-name="P3"><text:span text:style-name="T2">SignalTypeEnum;</text:span></text:p>
          <text:p text:style-name="P3"><text:span text:style-name="T2">CommandStruct;</text:span></text:p>
          <text:p text:style-name="P3"><text:span text:style-name="T2">CommandEnum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6cm" svg:height="5.7cm" svg:x="1.6cm" svg:y="30.1cm">
          <text:p text:style-name="P2">DataManager</text:p>
          <text:p text:style-name="P2"/>
          <text:p text:style-name="P3"><text:span text:style-name="T2">addToInQueue(CommandStruct);</text:span></text:p>
          <text:p text:style-name="P3"><text:span text:style-name="T2">deQueue(CommandStruct &amp;);</text:span></text:p>
          <text:p text:style-name="P3"><text:span text:style-name="T2">addSignalToOutList(SignalStruct &amp;);</text:span></text:p>
          <text:p text:style-name="P3"><text:span text:style-name="T2"/></text:p>
          <text:p text:style-name="P3"><text:span text:style-name="T2">getSignals(...);</text:span></text:p>
          <text:p text:style-name="P3"><text:span text:style-name="T2">getFile(…);</text:span></text:p>
          <text:p text:style-name="P3"><text:span text:style-name="T2">getConfig(...);</text:span></text:p>
          <text:p text:style-name="P3"><text:span text:style-name="T2">getResponse(...);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path draw:style-name="gr8" draw:text-style-name="P7" draw:layer="layout" svg:width="2.787cm" svg:height="1.043cm" draw:transform="skewX (-0.242426233102012) rotate (0.779987642716266) translate (9.49999983096921cm 23.5999998967422cm)" svg:viewBox="0 0 2788 1044" svg:d="M0 0c1548-1 2788 1044 2788 1044">
          <text:p/>
        </draw:path>
        <draw:frame draw:style-name="gr9" draw:text-style-name="P11" draw:layer="layout" svg:width="16.7cm" svg:height="22.364cm" svg:x="23.8cm" svg:y="1.3cm">
          <draw:text-box>
            <text:p text:style-name="P2">Примерное описание работы АВМ-Сервиса</text:p>
            <text:p text:style-name="P2">(накорябано по памяти)</text:p>
            <text:p text:style-name="P2"/>
            <text:p text:style-name="P10"><text:span text:style-name="T7">1. В главном классе Coma при подключении к модулю по определённому интерфейсу (USB/Ethernet/RS485) активизируется один из классов протоколов — Protocom/Iec104/Modbus — вызывается метод start() и экземпляр класса протокола передаётся в конструктор класса Module.</text:span></text:p>
            <text:p text:style-name="P10"><text:span text:style-name="T7">2. В статическом классе DataManager определяются методы addToInQueue (добавление данных в очередь на отправку в интерфейс), addToOutList (добавление результатов, полученных из интерфейса от модуля в список), deQueue (извлечение данных из входной очереди inQueue для отсылки в интерфейс) и для каждого типа данных методы get(Signals|File|Config|Response) (извлечение результатов из OutList, перевод в стандартные типы и возврат их в требуемом виде).</text:span></text:p>
            <text:p text:style-name="P10"><text:span text:style-name="T7">3. В классе Module для данного типа модуля создаются конкретные диалоговые окна из базового класса Udialog и конкретных диалоговых классов, определённых для каждого модуля, в конструкторе Udialog принимается переменная типа BaseInterface. В каждом диалоговом классе, производном от Udialog определён метод update, вызываемый по срабатыванию таймера Bda_Timer, определённому в Coma. В методе update возможно изменение частоты обновления путём деления счётчика на необходимое количество.</text:span></text:p>
            <text:p text:style-name="P10"><text:span text:style-name="T7">4. При срабатывании Bda_Timer и вызове update соответствующего диалога происходит запрос требуемых данных с помощью методов BaseInterface, и проверяется в выходном списке наличие необработанных данных, принятых на предыдущем запросе.</text:span></text:p>
            <text:p text:style-name="P10"><text:span text:style-name="T7">5. В случае наличия данные извлекаются соответствующим методом get… из DataManager и возвращаются в диалог для отображения.</text:span></text:p>
            <text:p text:style-name="P10"><text:span text:style-name="T7">6. В фоновом режиме работает метод Run соответствующего потока, создаваемого в соответствующем BaseInterface. При наличии данных во входной очереди команд команда вместе с сопутствующими параметрами извлекается из очереди методом deQueue класса DataManager, сериализуется и отправляется в модуль.</text:span></text:p>
            <text:p text:style-name="P10"><text:span text:style-name="T7">7. При получении из модуля данных они десериализуются и отправляются в выходной список с помощью addSignalToOutList класса DataManager.</text:span></text:p>
          </draw:text-box>
        </draw:frame>
        <draw:custom-shape draw:style-name="gr10" draw:text-style-name="P12" draw:layer="layout" svg:width="10.2cm" svg:height="5.5cm" svg:x="12.5cm" svg:y="1.9cm">
          <text:p text:style-name="P2">Protocol : BaseInterface</text:p>
          <text:p text:style-name="P2"/>
          <text:p text:style-name="P10"><text:span text:style-name="T7">start(settings &amp;);</text:span></text:p>
          <text:p text:style-name="P10"><text:span text:style-name="T7">GetFloats(pars)</text:span></text:p>
          <text:p text:style-name="P10"><text:span text:style-name="T7">{</text:span></text:p>
          <text:p text:style-name="P10"><text:span text:style-name="T7"><text:tab/></text:span><text:span text:style-name="T8">addToInQueue</text:span><text:span text:style-name="T7">(CommandStruct);</text:span></text:p>
          <text:p text:style-name="P10"><text:span text:style-name="T7">}</text:span></text:p>
          <text:p text:style-name="P10"><text:span text:style-name="T7">getDiscreets();</text:span></text:p>
          <text:p text:style-name="P10"><text:span text:style-name="T7">getAlarms();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0.2cm" svg:height="8cm" svg:x="12.5cm" svg:y="8cm">
          <text:p text:style-name="P2">ProtocolThread</text:p>
          <text:p text:style-name="P2"/>
          <text:p text:style-name="P3"><text:span text:style-name="T2">Run()</text:span></text:p>
          <text:p text:style-name="P3"><text:span text:style-name="T2">{</text:span></text:p>
          <text:p text:style-name="P3"><text:span text:style-name="T2"><text:tab/></text:span><text:span text:style-name="T2">CommandStruct cst;</text:span></text:p>
          <text:p text:style-name="P3"><text:span text:style-name="T2"><text:tab/></text:span><text:span text:style-name="T6">deQueue</text:span><text:span text:style-name="T2">(cst);</text:span></text:p>
          <text:p text:style-name="P3"><text:span text:style-name="T2"><text:tab/></text:span><text:span text:style-name="T2">this-&gt;startCommand(cst);</text:span></text:p>
          <text:p text:style-name="P3"><text:span text:style-name="T2">}</text:span></text:p>
          <text:p text:style-name="P3"><text:span text:style-name="T2">OnReceive()</text:span></text:p>
          <text:p text:style-name="P3"><text:span text:style-name="T2">{</text:span></text:p>
          <text:p text:style-name="P3"><text:span text:style-name="T2"><text:tab/></text:span><text:span text:style-name="T5">SignalStruct</text:span><text:span text:style-name="T2"> sig;</text:span></text:p>
          <text:p text:style-name="P3"><text:span text:style-name="T2"><text:tab/></text:span><text:span text:style-name="T2">this-&gt;Parse(sig);</text:span></text:p>
          <text:p text:style-name="P3"><text:span text:style-name="T2"><text:tab/></text:span><text:span text:style-name="T6">addSignalToOutList</text:span><text:span text:style-name="T2">(sig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6T19:52:54.696000000</meta:creation-date>
    <dc:date>2020-10-26T23:03:07.240000000</dc:date>
    <meta:editing-duration>PT8M44S</meta:editing-duration>
    <meta:editing-cycles>2</meta:editing-cycles>
    <meta:generator>LibreOffice/6.4.2.2$Windows_X86_64 LibreOffice_project/4e471d8c02c9c90f512f7f9ead8875b57fcb1ec3</meta:generator>
    <meta:document-statistic meta:object-count="11"/>
  </office:meta>
</office:document-meta>
</file>